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33A0000016DD81591B2.eps"/>
  <manifest:file-entry manifest:media-type="image/jpeg" manifest:full-path="Pictures/10000000000009B100000DB495882C1E.jpg"/>
  <manifest:file-entry manifest:media-type="image/jpeg" manifest:full-path="Pictures/100000000000021A0000007AB24BA12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 svg:font-family="'Helvetica neue'"/>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13" style:family="table">
      <style:table-properties style:width="15.182cm" table:align="left" fo:keep-with-next="always" style:writing-mode="lr-tb"/>
    </style:style>
    <style:style style:name="Tabel13.A" style:family="table-column">
      <style:table-column-properties style:column-width="5.034cm"/>
    </style:style>
    <style:style style:name="Tabel13.C" style:family="table-column">
      <style:table-column-properties style:column-width="5.114cm"/>
    </style:style>
    <style:style style:name="Tabel13.1" style:family="table-row">
      <style:table-row-properties style:keep-together="true"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0.039cm double #000000" fo:border-right="none" fo:border-top="0.039cm double #000000" fo:border-bottom="none" style:writing-mode="lr-tb"/>
    </style:style>
    <style:style style:name="Tabel13.B1" style:family="table-cell">
      <style:table-cell-properties style:vertical-align="top" style:border-line-width-top="0.002cm 0.035cm 0.002cm" fo:padding-left="0.212cm" fo:padding-right="0.212cm" fo:padding-top="0cm" fo:padding-bottom="0cm" fo:border-left="0.018cm solid #000000" fo:border-right="none" fo:border-top="0.039cm double #000000" fo:border-bottom="none" style:writing-mode="lr-tb"/>
    </style:style>
    <style:style style:name="Tabel13.C1" style:family="table-cell">
      <style:table-cell-properties style:vertical-align="top" style:border-line-width-right="0.002cm 0.035cm 0.002cm" style:border-line-width-top="0.002cm 0.035cm 0.002cm" fo:padding-left="0.212cm" fo:padding-right="0.212cm" fo:padding-top="0cm" fo:padding-bottom="0cm" fo:border-left="0.018cm solid #000000" fo:border-right="0.039cm double #000000" fo:border-top="0.039cm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0.039cm double #000000" fo:border-right="none" fo:border-top="0.018cm solid #000000" fo:border-bottom="0.039cm double #000000" style:writing-mode="lr-tb"/>
    </style:style>
    <style:style style:name="Tabel13.B2" style:family="table-cell">
      <style:table-cell-properties style:vertical-align="top" style:border-line-width-bottom="0.002cm 0.035cm 0.002cm" fo:padding-left="0.212cm" fo:padding-right="0.212cm" fo:padding-top="0cm" fo:padding-bottom="0cm" fo:border-left="0.018cm solid #000000" fo:border-right="none" fo:border-top="0.018cm solid #000000" fo:border-bottom="0.039cm double #000000" style:writing-mode="lr-tb"/>
    </style:style>
    <style:style style:name="Tabel13.C2" style:family="table-cell">
      <style:table-cell-properties style:vertical-align="top" style:border-line-width-right="0.002cm 0.035cm 0.002cm" style:border-line-width-bottom="0.002cm 0.035cm 0.002cm" fo:padding-left="0.212cm" fo:padding-right="0.212cm" fo:padding-top="0cm" fo:padding-bottom="0cm" fo:border-left="0.018cm solid #000000" fo:border-right="0.039cm double #000000" fo:border-top="0.018cm solid #000000" fo:border-bottom="0.039cm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style:keep-together="true"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0.039cm double #000000" fo:border-right="none" fo:border-top="0.039cm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018cm solid #000000" fo:border-right="0.039cm double #000000" fo:border-top="0.039cm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0.039cm double #000000" fo:border-right="none" fo:border-top="0.018cm solid #000000" fo:border-bottom="0.039cm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018cm solid #000000" fo:border-right="0.039cm double #000000" fo:border-top="0.018cm solid #000000" fo:border-bottom="0.039cm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style:keep-together="true" fo:keep-together="auto"/>
    </style:style>
    <style:style style:name="Tabel15.A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5.E2" style:family="table-cell">
      <style:table-cell-properties style:vertical-align="top" fo:padding-left="0.191cm" fo:padding-right="0.191cm" fo:padding-top="0cm" fo:padding-bottom="0cm" fo:border="0.018cm solid #000000" style:writing-mode="lr-tb"/>
    </style:style>
    <style:style style:name="Tabel15.C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5.E3" style:family="table-cell" style:data-style-name="N0">
      <style:table-cell-properties style:vertical-align="top" fo:padding-left="0.191cm" fo:padding-right="0.191cm" fo:padding-top="0cm" fo:padding-bottom="0cm" fo:border="0.018cm solid #000000" style:writing-mode="lr-tb"/>
    </style:style>
    <style:style style:name="Tabel3" style:family="table">
      <style:table-properties style:width="14.603cm" fo:margin-left="-0.203cm" fo:margin-right="1.849cm" table:align="margins" style:writing-mode="lr-tb"/>
    </style:style>
    <style:style style:name="Tabel3.A" style:family="table-column">
      <style:table-column-properties style:column-width="4.383cm" style:rel-column-width="2485*"/>
    </style:style>
    <style:style style:name="Tabel3.B" style:family="table-column">
      <style:table-column-properties style:column-width="5.392cm" style:rel-column-width="3057*"/>
    </style:style>
    <style:style style:name="Tabel3.C" style:family="table-column">
      <style:table-column-properties style:column-width="1.787cm" style:rel-column-width="1013*"/>
    </style:style>
    <style:style style:name="Tabel3.D" style:family="table-column">
      <style:table-column-properties style:column-width="1.753cm" style:rel-column-width="994*"/>
    </style:style>
    <style:style style:name="Tabel3.E" style:family="table-column">
      <style:table-column-properties style:column-width="1.288cm" style:rel-column-width="730*"/>
    </style:style>
    <style:style style:name="Tabel3.1" style:family="table-row">
      <style:table-row-properties style:min-row-height="0.706cm" style:keep-together="true" fo:keep-together="auto"/>
    </style:style>
    <style:style style:name="Tabel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3.C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3.E2" style:family="table-cell" style:data-style-name="N0">
      <style:table-cell-properties style:vertical-align="top" fo:padding-left="0.191cm" fo:padding-right="0.191cm" fo:padding-top="0cm" fo:padding-bottom="0cm" fo:border="0.018cm solid #000000" style:writing-mode="lr-tb"/>
    </style:style>
    <style:style style:name="Tabel3.E3" style:family="table-cell">
      <style:table-cell-properties style:vertical-align="top" fo:padding-left="0.191cm" fo:padding-right="0.191cm" fo:padding-top="0cm" fo:padding-bottom="0cm" fo:border="0.018cm solid #000000" style:writing-mode="lr-tb"/>
    </style:style>
    <style:style style:name="Tabel3.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C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E5"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en" fo:country="US" style:language-asian="en" style:country-asian="none"/>
    </style:style>
    <style:style style:name="P2" style:family="paragraph" style:parent-style-name="Standard">
      <style:paragraph-properties fo:text-align="end" style:justify-single-word="false"/>
      <style:text-properties fo:color="#7f7f7f" fo:font-size="8pt" style:font-size-asian="8pt"/>
    </style:style>
    <style:style style:name="P3" style:family="paragraph" style:parent-style-name="Standard">
      <style:paragraph-properties fo:line-height="116%" fo:orphans="0" fo:widows="0" style:text-autospace="none" style:vertical-align="middle"/>
      <style:text-properties fo:color="#000000" style:font-name="Helvetica Neue1" fo:font-size="11pt" fo:font-weight="bold" style:font-size-asian="11pt" style:font-weight-asian="bold" style:font-name-complex="Times-Roman"/>
    </style:style>
    <style:style style:name="P4" style:family="paragraph" style:parent-style-name="Standard">
      <style:text-properties style:font-name="Helvetica Neue1"/>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text-align="center" style:justify-single-word="false"/>
    </style:style>
    <style:style style:name="P7" style:family="paragraph" style:parent-style-name="Footer">
      <style:text-properties fo:color="#7f7f7f" fo:font-size="6pt" style:font-size-asian="6pt"/>
    </style:style>
    <style:style style:name="P8" style:family="paragraph" style:parent-style-name="Header">
      <style:paragraph-properties fo:margin-left="-1cm" fo:margin-right="0cm" fo:text-indent="0cm" style:auto-text-indent="false"/>
      <style:text-properties fo:language="en" fo:country="US" style:language-asian="en" style:country-asian="none"/>
    </style:style>
    <style:style style:name="P9" style:family="paragraph" style:parent-style-name="HVA-Subheading">
      <style:text-properties style:font-name="Helvetica Neue1"/>
    </style:style>
    <style:style style:name="P10" style:family="paragraph" style:parent-style-name="HVA-Heading">
      <style:text-properties style:font-name="Helvetica Neue1"/>
    </style:style>
    <style:style style:name="P11" style:family="paragraph" style:parent-style-name="Table">
      <style:text-properties style:font-name="Helvetica neue" fo:font-size="10pt" style:font-size-asian="10pt" style:font-size-complex="10pt"/>
    </style:style>
    <style:style style:name="P12"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13" style:family="paragraph" style:parent-style-name="Heading_20_2">
      <style:text-properties style:font-name="Helvetica Neue1"/>
    </style:style>
    <style:style style:name="P14" style:family="paragraph" style:parent-style-name="HVA-Bodytekst">
      <style:text-properties style:font-name="Helvetica Neue1"/>
    </style:style>
    <style:style style:name="P15" style:family="paragraph" style:parent-style-name="HVA-Bodytekst">
      <style:text-properties style:font-name="Helvetica Neue1" fo:font-size="11pt" fo:font-weight="bold" style:font-size-asian="11pt" style:font-weight-asian="bold" style:font-size-complex="11pt" style:font-weight-complex="bold"/>
    </style:style>
    <style:style style:name="P16" style:family="paragraph" style:parent-style-name="Heading_20_3">
      <style:text-properties style:font-name="Helvetica Neue1"/>
    </style:style>
    <style:style style:name="P17" style:family="paragraph" style:parent-style-name="Standard">
      <style:text-properties style:font-name="Helvetica Neue1"/>
    </style:style>
    <style:style style:name="P18" style:family="paragraph" style:parent-style-name="Standard">
      <style:text-properties style:font-name="Helvetica neue" fo:language="en" fo:country="US"/>
    </style:style>
    <style:style style:name="P19" style:family="paragraph" style:parent-style-name="Standard">
      <style:text-properties style:font-name="Helvetica neue" fo:language="en" fo:country="US" style:font-name-complex="Calibri" style:font-size-complex="11pt"/>
    </style:style>
    <style:style style:name="P20" style:family="paragraph" style:parent-style-name="Standard">
      <style:paragraph-properties fo:line-height="112%"/>
      <style:text-properties style:font-name="Helvetica neue" fo:language="en" fo:country="US" style:font-name-complex="Calibri" style:font-size-complex="11pt"/>
    </style:style>
    <style:style style:name="P21"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22"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23" style:family="paragraph" style:parent-style-name="Standard" style:master-page-name="First_20_Page">
      <style:paragraph-properties style:page-number="auto"/>
      <style:text-properties style:font-name="Helvetica Neue1"/>
    </style:style>
    <style:style style:name="P24" style:family="paragraph" style:parent-style-name="Standard">
      <style:paragraph-properties fo:margin-top="0.106cm" fo:margin-bottom="0cm"/>
      <style:text-properties style:font-name="Helvetica neue" fo:language="en" fo:country="US"/>
    </style:style>
    <style:style style:name="P25" style:family="paragraph" style:parent-style-name="Standard">
      <style:paragraph-properties fo:margin-top="0.106cm" fo:margin-bottom="0cm"/>
      <style:text-properties style:font-name="Helvetica neue" fo:language="en" fo:country="US" fo:font-weight="bold" style:font-weight-asian="bold" style:font-name-complex="Calibri" style:font-size-complex="11pt"/>
    </style:style>
    <style:style style:name="P26" style:family="paragraph" style:parent-style-name="Standard">
      <style:paragraph-properties fo:margin-top="0.106cm" fo:margin-bottom="0cm" fo:text-align="center" style:justify-single-word="false"/>
      <style:text-properties style:font-name="Helvetica neue" fo:language="en" fo:country="US" fo:font-weight="bold" style:font-weight-asian="bold" style:font-name-complex="Calibri" style:font-size-complex="11pt"/>
    </style:style>
    <style:style style:name="P27" style:family="paragraph" style:parent-style-name="Standard">
      <style:paragraph-properties fo:margin-top="0.106cm" fo:margin-bottom="0cm"/>
      <style:text-properties style:font-name="Helvetica neue" fo:language="en" fo:country="US" style:font-name-complex="Calibri" style:font-size-complex="11pt"/>
    </style:style>
    <style:style style:name="P28" style:family="paragraph" style:parent-style-name="Standard">
      <style:paragraph-properties fo:margin-top="0.106cm" fo:margin-bottom="0cm" fo:text-align="center" style:justify-single-word="false"/>
      <style:text-properties style:font-name="Helvetica neue" fo:language="en" fo:country="US" style:font-name-complex="Calibri" style:font-size-complex="11pt"/>
    </style:style>
    <style:style style:name="P29" style:family="paragraph" style:parent-style-name="Standard">
      <style:paragraph-properties fo:margin-top="0.106cm" fo:margin-bottom="0cm" fo:text-align="center" style:justify-single-word="false" style:snap-to-layout-grid="false"/>
      <style:text-properties style:font-name="Helvetica neue" fo:language="en" fo:country="US" style:font-name-complex="Calibri" style:font-size-complex="11pt"/>
    </style:style>
    <style:style style:name="P30" style:family="paragraph" style:parent-style-name="Standard">
      <style:paragraph-properties fo:break-before="page"/>
      <style:text-properties style:font-name="Helvetica neue" fo:language="en" fo:country="US"/>
    </style:style>
    <style:style style:name="P31"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7f7f7f" fo:font-size="7pt" fo:font-weight="bold" style:font-size-asian="7pt" style:font-weight-asian="bold"/>
    </style:style>
    <style:style style:name="T3" style:family="text">
      <style:text-properties fo:color="#7f7f7f" fo:font-size="6pt" style:font-size-asian="6pt"/>
    </style:style>
    <style:style style:name="T4" style:family="text">
      <style:text-properties style:font-name="Calibri" style:font-name-complex="Calibri" style:font-size-complex="11pt"/>
    </style:style>
    <style:style style:name="T5" style:family="text">
      <style:text-properties style:font-name="Calibri" style:text-underline-style="none" style:font-name-complex="Calibri" style:font-size-complex="11pt"/>
    </style:style>
    <style:style style:name="T6" style:family="text">
      <style:text-properties fo:font-style="italic" style:font-style-asian="italic" style:font-style-complex="italic"/>
    </style:style>
    <style:style style:name="T7" style:family="text">
      <style:text-properties style:font-name-complex="Calibri" style:font-size-complex="11pt"/>
    </style:style>
    <style:style style:name="T8" style:family="text">
      <style:text-properties style:text-underline-style="none" style:font-name-complex="Calibri"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
      <text:p text:style-name="P4"/>
      <text:p text:style-name="P9"/>
      <text:p text:style-name="P9"/>
      <text:p text:style-name="P9"/>
      <text:p text:style-name="P9">Project From Moonshot to Mars</text:p>
      <text:p text:style-name="P10">[Name of Document]</text:p>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4">[Authors]</text:p>
      <text:p text:style-name="P4">[Date]<text:line-break/>[Vers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graphics1" text:anchor-type="paragraph" svg:y="0.372cm" svg:width="8.507cm" svg:height="3.759cm" draw:z-index="11"><draw:image xlink:href="Pictures/200000020000033A0000016DD81591B2.eps"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4"/>
      <text:p text:style-name="P4"><text:soft-page-break/></text:p>
      <text:p text:style-name="P15">Project risks</text:p>
      <text:p text:style-name="P18"><text:span text:style-name="T7">The following tables depict an overview of the as of now acknowledged threats to the project, including proposed countermeasures, the chance of occurrence and the rate of negative impact on the project (depicted on a scale of 1 to</text:span><text:span text:style-name="T8"> 5).</text:span><text:span text:style-name="T7"> The last column depicts the risk, which is chance*impact. In this way we can determine what threats need the most attention and/or resources. </text:span></text:p>
      <text:p text:style-name="P18"><text:span text:style-name="T7"/></text:p>
      <text:p text:style-name="P18"><text:span text:style-name="T7">During the project this list will be continually updated to account for new possible threats. If such an update occurs, it shall be explicitly mentioned during the next meeting with the client. </text:span></text:p>
      <text:p text:style-name="P19"/>
      <table:table table:name="Tabel13" table:style-name="Tabel13">
        <table:table-column table:style-name="Tabel13.A" table:number-columns-repeated="2"/>
        <table:table-column table:style-name="Tabel13.C"/>
        <table:table-row table:style-name="Tabel13.1">
          <table:table-cell table:style-name="Tabel13.A1" office:value-type="string">
            <text:p text:style-name="P21">Chance</text:p>
          </table:table-cell>
          <table:table-cell table:style-name="Tabel13.B1" office:value-type="string">
            <text:p text:style-name="P21">Failure frequency</text:p>
          </table:table-cell>
          <table:table-cell table:style-name="Tabel13.C1" office:value-type="string">
            <text:p text:style-name="P21">Assigned number</text:p>
          </table:table-cell>
        </table:table-row>
        <table:table-row table:style-name="Tabel13.1">
          <table:table-cell table:style-name="Tabel13.A2" office:value-type="string">
            <text:p text:style-name="P22">Very small chance</text:p>
            <text:p text:style-name="P22">Small chance</text:p>
            <text:p text:style-name="P22">Intermediate chance</text:p>
            <text:p text:style-name="P22">Reasonable chance</text:p>
            <text:p text:style-name="P22">Big chance</text:p>
          </table:table-cell>
          <table:table-cell table:style-name="Tabel13.B2" office:value-type="string">
            <text:p text:style-name="P22">&gt; 10 years</text:p>
            <text:p text:style-name="P22">2 - 10 years</text:p>
            <text:p text:style-name="P22">1/2 - 2 years</text:p>
            <text:p text:style-name="P22">1 month – 1/2 year</text:p>
            <text:p text:style-name="P22">&lt; 1 month</text:p>
          </table:table-cell>
          <table:table-cell table:style-name="Tabel13.C2" office:value-type="string">
            <text:p text:style-name="P22">1</text:p>
            <text:p text:style-name="P22">2</text:p>
            <text:p text:style-name="P22">3</text:p>
            <text:p text:style-name="P22">4</text:p>
            <text:p text:style-name="P22">5</text:p>
          </table:table-cell>
        </table:table-row>
      </table:table>
      <text:p text:style-name="P11">Tabel <text:sequence text:ref-name="refTable0" text:name="Table" text:formula="ooow:Table+1" style:num-format="1">1</text:sequence>: Explanation of the rate of occurence</text:p>
      <text:p text:style-name="P20"/>
      <table:table table:name="Tabel1" table:style-name="Tabel1">
        <table:table-column table:style-name="Tabel1.A"/>
        <table:table-column table:style-name="Tabel1.B"/>
        <table:table-row table:style-name="Tabel1.1">
          <table:table-cell table:style-name="Tabel1.A1" office:value-type="string">
            <text:p text:style-name="P21">Impact</text:p>
          </table:table-cell>
          <table:table-cell table:style-name="Tabel1.B1" office:value-type="string">
            <text:p text:style-name="P21">Assigned number</text:p>
          </table:table-cell>
        </table:table-row>
        <table:table-row table:style-name="Tabel1.1">
          <table:table-cell table:style-name="Tabel1.A2" office:value-type="string">
            <text:p text:style-name="P22">Very small impact</text:p>
            <text:p text:style-name="P22">Small impact</text:p>
            <text:p text:style-name="P22">Intermediate impact</text:p>
            <text:p text:style-name="P22">Big impact</text:p>
            <text:p text:style-name="P22">Great impact</text:p>
          </table:table-cell>
          <table:table-cell table:style-name="Tabel1.B2" office:value-type="string">
            <text:p text:style-name="P22">1</text:p>
            <text:p text:style-name="P22">2</text:p>
            <text:p text:style-name="P22">3</text:p>
            <text:p text:style-name="P22">4</text:p>
            <text:p text:style-name="P22">5</text:p>
          </table:table-cell>
        </table:table-row>
      </table:table>
      <text:p text:style-name="P12">Tabel <text:sequence text:ref-name="refTable2" text:name="Table" text:formula="ooow:Table+1" style:num-format="1">2</text:sequence>: Explanation of the impact</text:p>
      <text:p text:style-name="P19"/>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26">Threat</text:p>
            </table:table-cell>
            <table:table-cell table:style-name="Tabel15.A1" office:value-type="string">
              <text:p text:style-name="P26">Countermeasures</text:p>
            </table:table-cell>
            <table:table-cell table:style-name="Tabel15.A1" office:value-type="string">
              <text:p text:style-name="P26">Chance</text:p>
            </table:table-cell>
            <table:table-cell table:style-name="Tabel15.A1" office:value-type="string">
              <text:p text:style-name="P26">Impact</text:p>
            </table:table-cell>
            <table:table-cell table:style-name="Tabel15.E1" office:value-type="string">
              <text:p text:style-name="P26">Risk</text:p>
            </table:table-cell>
          </table:table-row>
        </table:table-header-rows>
        <table:table-row table:style-name="Tabel15.1">
          <table:table-cell table:style-name="Tabel15.A2" office:value-type="string">
            <text:p text:style-name="P24"><text:span text:style-name="T7">The project gets canceled.</text:span></text:p>
          </table:table-cell>
          <table:table-cell table:style-name="Tabel15.A2" office:value-type="string">
            <text:p text:style-name="P24"><text:span text:style-name="T7">Communicate with the client as to the reason of the cancellation. Try to get the project back on it's feet again. If this proves impossible, try close the project to the satisfaction of both parties.</text:span></text:p>
          </table:table-cell>
          <table:table-cell table:style-name="Tabel15.A2" office:value-type="string">
            <text:p text:style-name="P28">1</text:p>
          </table:table-cell>
          <table:table-cell table:style-name="Tabel15.A2" office:value-type="string">
            <text:p text:style-name="P28">5</text:p>
          </table:table-cell>
          <table:table-cell table:style-name="Tabel15.E2" office:value-type="string">
            <text:p text:style-name="P28">5</text:p>
          </table:table-cell>
        </table:table-row>
        <table:table-row table:style-name="Tabel15.1">
          <table:table-cell table:style-name="Tabel15.A2" office:value-type="string">
            <text:p text:style-name="P24"><text:span text:style-name="T7">Work is done outside of the scope of the project.</text:span></text:p>
          </table:table-cell>
          <table:table-cell table:style-name="Tabel15.A2" office:value-type="string">
            <text:p text:style-name="P24"><text:span text:style-name="T7">Assign an employee to guard the scope and ensure all work done is absolutely necessary. Update planning to account for lost time.</text:span></text:p>
          </table:table-cell>
          <table:table-cell table:style-name="Tabel15.C3" office:value-type="float" office:value="2">
            <text:p text:style-name="P28">2</text:p>
          </table:table-cell>
          <table:table-cell table:style-name="Tabel15.C3" office:value-type="float" office:value="4">
            <text:p text:style-name="P28">4</text:p>
          </table:table-cell>
          <table:table-cell table:style-name="Tabel15.E3" office:value-type="float" office:value="8">
            <text:p text:style-name="P28">8</text:p>
          </table:table-cell>
        </table:table-row>
      </table:table>
      <text:p text:style-name="P30"/>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25">Threat</text:p>
          </table:table-cell>
          <table:table-cell table:style-name="Tabel3.A1" office:value-type="string">
            <text:p text:style-name="P25">Countermeasures</text:p>
          </table:table-cell>
          <table:table-cell table:style-name="Tabel3.A1" office:value-type="string">
            <text:p text:style-name="P26">Chance</text:p>
          </table:table-cell>
          <table:table-cell table:style-name="Tabel3.A1" office:value-type="string">
            <text:p text:style-name="P26">Impact</text:p>
          </table:table-cell>
          <table:table-cell table:style-name="Tabel3.E1" office:value-type="string">
            <text:p text:style-name="P26">Risk</text:p>
          </table:table-cell>
        </table:table-row>
        <table:table-row table:style-name="Tabel3.1">
          <table:table-cell table:style-name="Tabel3.A2" office:value-type="string">
            <text:p text:style-name="P24"><text:span text:style-name="T7">Product does not meet the client's expectations.</text:span></text:p>
          </table:table-cell>
          <table:table-cell table:style-name="Tabel3.A2" office:value-type="string">
            <text:p text:style-name="P24"><text:span text:style-name="T7">Inform client of the state of the products during the meetings to keep to set the correct expectations and if needed update the scope of the project.</text:span></text:p>
            <text:p text:style-name="P24"><text:span text:style-name="T7">Ask the client if an updated product should be made, or alternate solution should be found.</text:span></text:p>
          </table:table-cell>
          <table:table-cell table:style-name="Tabel3.C2" office:value-type="float" office:value="2">
            <text:p text:style-name="P28">2</text:p>
          </table:table-cell>
          <table:table-cell table:style-name="Tabel3.A2" office:value-type="string">
            <text:p text:style-name="P28">4</text:p>
          </table:table-cell>
          <table:table-cell table:style-name="Tabel3.E2" office:value-type="float" office:value="8">
            <text:p text:style-name="P28">8</text:p>
          </table:table-cell>
        </table:table-row>
        <table:table-row table:style-name="Tabel3.1">
          <table:table-cell table:style-name="Tabel3.A2" office:value-type="string">
            <text:p text:style-name="P24"><text:span text:style-name="T7">Longterm absence of one or more employees.</text:span></text:p>
          </table:table-cell>
          <table:table-cell table:style-name="Tabel3.A2" office:value-type="string">
            <text:p text:style-name="P18"><text:span text:style-name="T7">Update the planning and scope of the project, depending on the duration of the absence. Re-assign roles in the team if necessary.</text:span></text:p>
          </table:table-cell>
          <table:table-cell table:style-name="Tabel3.A2" office:value-type="string">
            <text:p text:style-name="P28">2</text:p>
          </table:table-cell>
          <table:table-cell table:style-name="Tabel3.A2" office:value-type="string">
            <text:p text:style-name="P28">3</text:p>
          </table:table-cell>
          <table:table-cell table:style-name="Tabel3.E3" office:value-type="string">
            <text:p text:style-name="P28">6</text:p>
          </table:table-cell>
        </table:table-row>
        <table:table-row table:style-name="Tabel3.1">
          <table:table-cell table:style-name="Tabel3.A2" office:value-type="string">
            <text:p text:style-name="P24"><text:span text:style-name="T7">Employees struggle to understand the hard/software used in the project.</text:span></text:p>
          </table:table-cell>
          <table:table-cell table:style-name="Tabel3.A2" office:value-type="string">
            <text:p text:style-name="P19">Take extra time to familiarize at least one person on the team with the hard/software, who can then relay this information to others. Consult with the client and other sources for help if needed.</text:p>
          </table:table-cell>
          <table:table-cell table:style-name="Tabel3.A2" office:value-type="string">
            <text:p text:style-name="P29"/>
            <text:p text:style-name="P28">3</text:p>
          </table:table-cell>
          <table:table-cell table:style-name="Tabel3.A2" office:value-type="string">
            <text:p text:style-name="P29"/>
            <text:p text:style-name="P28">4</text:p>
          </table:table-cell>
          <table:table-cell table:style-name="Tabel3.E3" office:value-type="string">
            <text:p text:style-name="P29"/>
            <text:p text:style-name="P28">12</text:p>
          </table:table-cell>
        </table:table-row>
        <table:table-row table:style-name="Tabel3.1">
          <table:table-cell table:style-name="Tabel3.A5" office:value-type="string">
            <text:p text:style-name="P27">A similar project gets developed and completed by a third party that can be used by the client instead.</text:p>
          </table:table-cell>
          <table:table-cell table:style-name="Tabel3.A5" office:value-type="string">
            <text:p text:style-name="P19">Inform the client of this happening if it was not already known. Ask the client if he wants to continue the project, continue the project with alterations, or dismiss the project. In the second case, the scope and documentation of the project should be <text:s/>updated. In case of the latter, consult the threat “<text:span text:style-name="T6">project gets canceled”.</text:span></text:p>
          </table:table-cell>
          <table:table-cell table:style-name="Tabel3.C5" office:value-type="float" office:value="1">
            <text:p text:style-name="P29">1</text:p>
          </table:table-cell>
          <table:table-cell table:style-name="Tabel3.C5" office:value-type="float" office:value="3">
            <text:p text:style-name="P29">3</text:p>
          </table:table-cell>
          <table:table-cell table:style-name="Tabel3.E5" office:value-type="float" office:value="3">
            <text:p text:style-name="P29">3</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Helvetica neue" svg:font-family="'Helvetica neue'"/>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VA-Bodytekst" style:class="text">
      <style:paragraph-properties style:writing-mode="lr-tb"/>
      <style:text-properties fo:color="#000000" style:font-name="Helvetica Neue" fo:font-size="10pt" fo:language="nl" fo:country="NL" style:font-name-asian="Cambria"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100%" fo:margin-left="1.199cm" fo:margin-right="0cm" fo:margin-top="0.423cm" fo:margin-bottom="0.106cm"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100%" fo:margin-left="1.199cm" fo:margin-right="1.199cm" fo:margin-top="0.423cm" fo:margin-bottom="0.106cm" fo:text-indent="-1.199cm" style:auto-text-indent="false" fo:keep-with-next="always"/>
      <style:text-properties fo:color="#000000" fo:language="en" fo:country="GB" fo:font-weight="bold" style:font-name-asian="Times New Roman" style:font-weight-asian="bold" style:font-size-complex="10pt"/>
    </style:style>
    <style:style style:name="Heading_20_3" style:display-name="Heading 3" style:family="paragraph" style:parent-style-name="Standard" style:next-style-name="Standard" style:default-outline-level="3" style:class="text">
      <style:paragraph-properties fo:margin="100%" fo:margin-left="1.199cm" fo:margin-right="0cm" fo:margin-top="0.423cm" fo:margin-bottom="0.106cm"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100%"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100%"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100%" fo:margin-left="0.801cm" fo:margin-right="0cm" fo:text-indent="0cm" style:auto-text-indent="false"/>
      <style:text-properties fo:color="#000000"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100%"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100%"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100%"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100%"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100%"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100%"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100%" fo:margin-left="2.999cm" fo:margin-right="0cm" fo:margin-top="0.423cm" fo:margin-bottom="0cm"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100%"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100%"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100%"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100%"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100%"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100%"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Standard">
      <style:paragraph-properties fo:text-align="end" style:justify-single-word="false"/>
      <style:text-properties fo:color="#7f7f7f" fo:font-size="8pt" style:font-size-asian="8pt"/>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text-align="center" style:justify-single-word="false"/>
    </style:style>
    <style:style style:name="MP5" style:family="paragraph" style:parent-style-name="Footer">
      <style:text-properties fo:color="#7f7f7f" fo:font-size="6pt" style:font-size-asian="6pt"/>
    </style:style>
    <style:style style:name="MP6" style:family="paragraph">
      <style:paragraph-properties fo:text-align="center" style:writing-mode="lr-tb"/>
    </style:style>
    <style:style style:name="MP7"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10"><draw:image xlink:href="Pictures/10000000000009B100000DB495882C1E.jpg" xlink:type="simple" xlink:show="embed" xlink:actuate="onLoad"/></draw:frame><draw:frame draw:style-name="Mfr2" draw:name="Frame2" text:anchor-type="char" svg:x="7.62cm" svg:y="-0.219cm" svg:width="8.255cm" svg:height="1.27cm" draw:z-index="6"><draw:text-box><text:p text:style-name="MP2">[Name of Document / Project]</text:p></draw:text-box></draw:frame><draw:frame draw:style-name="Mfr3" draw:name="Afbeelding 6" text:anchor-type="char" svg:x="0cm" svg:y="0.009cm" svg:width="9.102cm" svg:height="2.064cm" draw:z-index="4"><draw:image xlink:href="Pictures/100000000000021A0000007AB24BA126.jpg" xlink:type="simple" xlink:show="embed" xlink:actuate="onLoad"/></draw:frame></text:p>
      </style:header>
      <style:footer>
        <text:p text:style-name="MP3"><draw:frame draw:style-name="Mfr4" draw:name="Frame1" text:anchor-type="paragraph" svg:y="0.002cm" fo:min-width="0.041cm" draw:z-index="1"><draw:text-box fo:min-height="0.058cm"><text:p text:style-name="MP4"><text:span text:style-name="Page_20_Number"><text:span text:style-name="MT1"><text:page-number text:select-page="current">2</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5">14<draw:line text:anchor-type="char" draw:z-index="8" draw:style-name="Mgr1" draw:text-style-name="MP6" svg:x1="18.696cm" svg:y1="28.203cm" svg:x2="18.061cm" svg:y2="28.203cm"><text:p/></draw:line> February 2013 – Versie 1.0</text:p>
      </style:footer>
    </style:master-page>
    <style:master-page style:name="First_20_Page" style:display-name="First Page" style:page-layout-name="Mpm2" style:next-style-name="Standard">
      <style:header>
        <text:p text:style-name="MP7"><draw:frame draw:style-name="Mfr3" draw:name="Afbeelding 5" text:anchor-type="char" svg:x="0cm" svg:y="0.007cm" svg:width="20.997cm" svg:height="29.69cm" draw:z-index="2"><draw:image xlink:href="Pictures/10000000000009B100000DB495882C1E.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7T23:44:40.32</meta:creation-date>
    <meta:editing-cycles>2</meta:editing-cycles>
    <meta:editing-duration>PT4M53S</meta:editing-duration>
    <meta:generator>OpenOffice.org/3.4.1$Win32 OpenOffice.org_project/341m1$Build-9593</meta:generator>
    <meta:document-statistic meta:table-count="4" meta:image-count="4" meta:object-count="0" meta:page-count="3" meta:paragraph-count="84" meta:word-count="500" meta:character-count="2786"/>
    <dc:date>2013-02-17T23:49:32.14</dc:date>
  </office:meta>
</office:document-meta>
</file>